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5.907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LINK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PAGE_VARIAB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21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PAGE_VARIAB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9-23">
            <text:p>2020년 9월 2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2"/>
          <table:table-cell table:style-name="ce27" office:value-type="string">
            <text:p>INDEX IDX_SYSTEM_VARIABLE</text:p>
          </table:table-cell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VALUE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9"/>
          <table:table-cell table:style-name="ce30"/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0"/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2020-09-23</text:date>, <text:time>15:53:5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namhw</meta:initial-creator>
    <meta:creation-date>2017-05-26T13:42:43Z</meta:creation-date>
    <dc:date>2020-09-23T15:53:52.52</dc:date>
    <meta:print-date>2017-03-09T15:52:44Z</meta:print-date>
    <meta:editing-cycles>258</meta:editing-cycles>
    <meta:editing-duration>PT10H42M20S</meta:editing-duration>
    <meta:document-statistic meta:table-count="7" meta:cell-count="382" meta:object-count="0"/>
  </office:meta>
</office:document-meta>
</file>